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5e020" officeooo:paragraph-rsid="0015e020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Liberation Mono"/>
    </style:style>
    <style:style style:name="P3" style:family="paragraph" style:parent-style-name="Standard">
      <style:text-properties style:font-name="Liberation Mono" fo:font-size="12pt" style:font-size-asian="12pt" style:font-size-complex="12pt"/>
    </style:style>
    <style:style style:name="P4" style:family="paragraph" style:parent-style-name="Standard">
      <style:text-properties style:font-name="Liberation Mono" fo:font-size="12pt" officeooo:rsid="001b212a" officeooo:paragraph-rsid="001b212a" style:font-size-asian="12pt" style:font-size-complex="12pt"/>
    </style:style>
    <style:style style:name="P5" style:family="paragraph" style:parent-style-name="Standard">
      <style:text-properties style:font-name="Liberation Mono" fo:font-size="12pt" officeooo:rsid="001ca7f3" officeooo:paragraph-rsid="001ca7f3" style:font-size-asian="12pt" style:font-size-complex="12pt"/>
    </style:style>
    <style:style style:name="P6" style:family="paragraph" style:parent-style-name="Standard">
      <style:text-properties style:font-name="Liberation Mono" fo:font-size="12pt" officeooo:rsid="001ce4d8" officeooo:paragraph-rsid="001ce4d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e020" officeooo:paragraph-rsid="0015e0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e020" officeooo:paragraph-rsid="0015e02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859a" officeooo:paragraph-rsid="0017859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Mono" fo:font-size="12pt" fo:font-weight="bold" officeooo:rsid="001ca7f3" officeooo:paragraph-rsid="001ca7f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fo:font-style="italic" fo:font-weight="normal" officeooo:rsid="0017859a" officeooo:paragraph-rsid="0017859a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fo:font-style="italic" style:text-underline-style="solid" style:text-underline-width="auto" style:text-underline-color="font-color" fo:font-weight="bold" officeooo:rsid="0015e020" officeooo:paragraph-rsid="0015e020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2pt" style:text-underline-style="solid" style:text-underline-width="auto" style:text-underline-color="font-color" fo:font-weight="normal" officeooo:rsid="0015e020" officeooo:paragraph-rsid="0015e02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weight="bold" officeooo:rsid="001b212a" officeooo:paragraph-rsid="001b212a" style:font-weight-asian="bold" style:font-weight-complex="bold"/>
    </style:style>
    <style:style style:name="P15" style:family="paragraph" style:parent-style-name="Standard">
      <style:text-properties style:font-name="Liberation Mono" fo:font-style="italic" fo:font-weight="normal" officeooo:rsid="001b212a" officeooo:paragraph-rsid="001b212a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28pt" fo:font-weight="bold" officeooo:rsid="0015e020" officeooo:paragraph-rsid="0015e020" style:font-size-asian="24.5pt" style:font-weight-asian="bold" style:font-size-complex="28pt" style:font-weight-complex="bold"/>
    </style:style>
    <style:style style:name="P17" style:family="paragraph" style:parent-style-name="Standard">
      <style:text-properties style:font-name="Liberation Mono" fo:font-size="12pt" fo:font-weight="bold" officeooo:rsid="001ca7f3" officeooo:paragraph-rsid="001ca7f3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Mono" fo:font-size="12pt" fo:font-weight="bold" officeooo:rsid="001ca7f3" officeooo:paragraph-rsid="002ad7b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212a" style:font-weight-asian="normal" style:font-weight-complex="normal"/>
    </style:style>
    <style:style style:name="T3" style:family="text">
      <style:text-properties fo:color="#cc7832"/>
    </style:style>
    <style:style style:name="T4" style:family="text">
      <style:text-properties fo:color="#ffc66d"/>
    </style:style>
    <style:style style:name="T5" style:family="text">
      <style:text-properties fo:color="#94558d"/>
    </style:style>
    <style:style style:name="T6" style:family="text">
      <style:text-properties fo:font-style="italic"/>
    </style:style>
    <style:style style:name="T7" style:family="text">
      <style:text-properties fo:color="#629755"/>
    </style:style>
    <style:style style:name="T8" style:family="text">
      <style:text-properties fo:color="#629755" fo:font-style="italic"/>
    </style:style>
    <style:style style:name="T9" style:family="text">
      <style:text-properties fo:color="#8888c6"/>
    </style:style>
    <style:style style:name="T10" style:family="text">
      <style:text-properties fo:color="#6a8759"/>
    </style:style>
    <style:style style:name="T11" style:family="text">
      <style:text-properties fo:color="#6a8759" officeooo:rsid="001b212a"/>
    </style:style>
    <style:style style:name="T12" style:family="text">
      <style:text-properties fo:color="#6a8759" officeooo:rsid="001ca7f3"/>
    </style:style>
    <style:style style:name="T13" style:family="text">
      <style:text-properties fo:color="#aa4926"/>
    </style:style>
    <style:style style:name="T14" style:family="text">
      <style:text-properties fo:color="#6897bb"/>
    </style:style>
    <style:style style:name="T15" style:family="text">
      <style:text-properties fo:color="#b200b2"/>
    </style:style>
    <style:style style:name="T16" style:family="text">
      <style:text-properties officeooo:rsid="001b212a"/>
    </style:style>
    <style:style style:name="T17" style:family="text">
      <style:text-properties officeooo:rsid="001efd43"/>
    </style:style>
    <style:style style:name="T18" style:family="text">
      <style:text-properties officeooo:rsid="0029ef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etting up CustomUser in django</text:p>
      <text:p text:style-name="P1"/>
      <text:p text:style-name="P7"/>
      <text:p text:style-name="P7">First of all, after creating a project do not run makemigrations or migrate, instead complete these following steps:</text:p>
      <text:p text:style-name="P7"/>
      <text:p text:style-name="P8">Step-1:</text:p>
      <text:p text:style-name="P12"><text:span text:style-name="T1">ap</text:span><text:span text:style-name="T2">p</text:span><text:span text:style-name="T1">/models.py</text:span></text:p>
      <text:p text:style-name="P13"/>
      <text:p text:style-name="P3"><text:span text:style-name="T3">from </text:span>django.contrib.auth.base_user <text:span text:style-name="T3">import </text:span>AbstractBaseUser</text:p>
      <text:p text:style-name="P3"><text:span text:style-name="T3">from </text:span>django.contrib.auth.base_user <text:span text:style-name="T3">import </text:span>BaseUserManager</text:p>
      <text:p text:style-name="P3"><text:span text:style-name="T3">from </text:span>django.contrib.auth.models <text:span text:style-name="T3">import </text:span>PermissionsMixin</text:p>
      <text:p text:style-name="P3"><text:span text:style-name="T3">from </text:span>django.db <text:span text:style-name="T3">import </text:span>models</text:p>
      <text:p text:style-name="P3"/>
      <text:p text:style-name="P3"><text:span text:style-name="T3">class </text:span>UserManager(BaseUserManager):</text:p>
      <text:p text:style-name="P3"><text:s text:c="3"/><text:span text:style-name="T3">def </text:span><text:span text:style-name="T4">create_user</text:span>(<text:span text:style-name="T5">self</text:span><text:span text:style-name="T3">, </text:span>email<text:span text:style-name="T3">, </text:span>password):</text:p>
      <text:p text:style-name="P3"><text:s text:c="6"/><text:span text:style-name="T8">"""</text:span></text:p>
      <text:p text:style-name="P3"><text:s text:c="6"/><text:span text:style-name="T6">Creates and saves a User with the given username, password.</text:span></text:p>
      <text:p text:style-name="P3"><text:s text:c="6"/><text:span text:style-name="T6">"""</text:span></text:p>
      <text:p text:style-name="P3"><text:span text:style-name="T7"><text:s text:c="6"/></text:span><text:span text:style-name="T3">if not </text:span>email:</text:p>
      <text:p text:style-name="P3"><text:s text:c="9"/><text:span text:style-name="T3">raise </text:span><text:span text:style-name="T9">ValueError</text:span>(<text:span text:style-name="T10">'Users must have an username'</text:span>)</text:p>
      <text:p text:style-name="P3"><text:s text:c="6"/>user = <text:span text:style-name="T5">self</text:span>.model(<text:span text:style-name="T13">email</text:span>=email)</text:p>
      <text:p text:style-name="P3"><text:s text:c="6"/>user.set_password(password)</text:p>
      <text:p text:style-name="P3"><text:s text:c="6"/>user.save()</text:p>
      <text:p text:style-name="P3"><text:s text:c="6"/><text:span text:style-name="T3">return </text:span>user</text:p>
      <text:p text:style-name="P3"/>
      <text:p text:style-name="P3"><text:span text:style-name="T3"><text:s text:c="3"/>def </text:span><text:span text:style-name="T4">create_superuser</text:span>(<text:span text:style-name="T5">self</text:span><text:span text:style-name="T3">, </text:span>email<text:span text:style-name="T3">, </text:span>password):</text:p>
      <text:p text:style-name="P3"><text:s text:c="3"/><text:tab/><text:span text:style-name="T8">"""</text:span></text:p>
      <text:p text:style-name="P3"><text:s text:c="3"/><text:tab/><text:span text:style-name="T6">Creates and saves a superuser with the given username and <text:tab/>password.</text:span></text:p>
      <text:p text:style-name="P3"><text:s text:c="3"/><text:tab/><text:span text:style-name="T6">Apply is_superuser status is TRUE</text:span></text:p>
      <text:p text:style-name="P3"><text:s text:c="3"/><text:tab/><text:span text:style-name="T6">"""</text:span></text:p>
      <text:p text:style-name="P3"><text:span text:style-name="T7"><text:s text:c="3"/><text:tab/></text:span>user = <text:span text:style-name="T5">self</text:span>.create_user(<text:span text:style-name="T13">email</text:span>=email<text:span text:style-name="T3">, </text:span><text:span text:style-name="T13">password</text:span>=password)</text:p>
      <text:p text:style-name="P3"><text:s text:c="3"/><text:tab/>user.is_superuser = <text:span text:style-name="T3">True</text:span></text:p>
      <text:p text:style-name="P3"><text:span text:style-name="T3"><text:s text:c="3"/><text:tab/></text:span>user.save()</text:p>
      <text:p text:style-name="P3"><text:s text:c="3"/><text:tab/><text:span text:style-name="T3">return </text:span>user</text:p>
      <text:p text:style-name="P3"/>
      <text:p text:style-name="P3"/>
      <text:p text:style-name="P3"><text:span text:style-name="T3">class </text:span>User(AbstractBaseUser<text:span text:style-name="T3">, </text:span>PermissionsMixin):</text:p>
      <text:p text:style-name="P2"><text:s text:c="3"/>is_staff = models.BooleanField(<text:span text:style-name="T13">default</text:span>=<text:span text:style-name="T3">True</text:span>)</text:p>
      <text:p text:style-name="P2"><text:s text:c="3"/>is_active = models.BooleanField(<text:span text:style-name="T13">default</text:span>=<text:span text:style-name="T3">True</text:span>)</text:p>
      <text:p text:style-name="P3"><text:s text:c="3"/>email = models.EmailField(<text:span text:style-name="T13">max_length</text:span>=<text:span text:style-name="T14">60</text:span><text:span text:style-name="T3">, </text:span><text:span text:style-name="T13">unique</text:span>=<text:span text:style-name="T3">True</text:span>)</text:p>
      <text:p text:style-name="P3"><text:s text:c="3"/>first_name = models.CharField(<text:span text:style-name="T13">max_length</text:span>=<text:span text:style-name="T14">60</text:span><text:span text:style-name="T3">, </text:span><text:span text:style-name="T13">blank</text:span>=<text:span text:style-name="T3">True</text:span>)</text:p>
      <text:p text:style-name="P3"><text:s text:c="3"/>last_name = models.CharField(<text:span text:style-name="T13">max_length</text:span>=<text:span text:style-name="T14">60</text:span><text:span text:style-name="T3">, </text:span><text:span text:style-name="T13">blank</text:span>=<text:span text:style-name="T3">True</text:span>)</text:p>
      <text:p text:style-name="P3"><text:s text:c="3"/>phone = models.CharField(<text:span text:style-name="T13">max_length</text:span>=<text:span text:style-name="T14">20</text:span><text:span text:style-name="T3">, </text:span><text:span text:style-name="T13">blank</text:span>=<text:span text:style-name="T3">True</text:span>)</text:p>
      <text:p text:style-name="P3"/>
      <text:p text:style-name="P3"><text:s text:c="3"/>objects = UserManager()</text:p>
      <text:p text:style-name="P3"><text:s text:c="3"/>USERNAME_FIELD = <text:span text:style-name="T10">'email'</text:span></text:p>
      <text:p text:style-name="P3"><text:span text:style-name="T10"><text:s text:c="3"/></text:span><text:span text:style-name="T3">def </text:span><text:span text:style-name="T15">__str__</text:span>(<text:span text:style-name="T5">self</text:span>):</text:p>
      <text:p text:style-name="P3"><text:s text:c="6"/><text:span text:style-name="T3">return </text:span><text:span text:style-name="T5">self</text:span>.email</text:p>
      <text:p text:style-name="P8"/>
      <text:p text:style-name="P9"><text:soft-page-break/>Step-2:</text:p>
      <text:p text:style-name="P11">ap<text:span text:style-name="T16">p</text:span>/admin.py</text:p>
      <text:p text:style-name="P2"/>
      <text:p text:style-name="P2"><text:span text:style-name="T3">from </text:span>django.contrib <text:span text:style-name="T3">import </text:span>admin</text:p>
      <text:p text:style-name="P2"><text:span text:style-name="T3">from </text:span>.models <text:span text:style-name="T3">import </text:span>User</text:p>
      <text:p text:style-name="P2"/>
      <text:p text:style-name="P2">admin.site.register(User)</text:p>
      <text:p text:style-name="P2"/>
      <text:p text:style-name="P14">Step-3:</text:p>
      <text:p text:style-name="P15">proj/settings.py</text:p>
      <text:p text:style-name="P3"/>
      <text:p text:style-name="P3">INSTALLED_APPS = [</text:p>
      <text:p text:style-name="P3"><text:s text:c="4"/><text:span text:style-name="T10">'ap</text:span><text:span text:style-name="T11">p</text:span><text:span text:style-name="T10">'</text:span><text:span text:style-name="T3">,</text:span></text:p>
      <text:p text:style-name="P3"><text:span text:style-name="T3"><text:s text:c="4"/></text:span><text:span text:style-name="T10">'django.contrib.admin'</text:span><text:span text:style-name="T3">,</text:span></text:p>
      <text:p text:style-name="P3"><text:span text:style-name="T3"><text:s text:c="4"/></text:span><text:span text:style-name="T10">'django.contrib.auth'</text:span><text:span text:style-name="T3">,</text:span></text:p>
      <text:p text:style-name="P3"><text:span text:style-name="T3"><text:s text:c="4"/></text:span><text:span text:style-name="T10">'django.contrib.contenttypes'</text:span><text:span text:style-name="T3">,</text:span></text:p>
      <text:p text:style-name="P3"><text:span text:style-name="T3"><text:s text:c="4"/></text:span><text:span text:style-name="T10">'django.contrib.sessions'</text:span><text:span text:style-name="T3">,</text:span></text:p>
      <text:p text:style-name="P3"><text:span text:style-name="T3"><text:s text:c="4"/></text:span><text:span text:style-name="T10">'django.contrib.messages'</text:span><text:span text:style-name="T3">,</text:span></text:p>
      <text:p text:style-name="P3"><text:span text:style-name="T3"><text:s text:c="4"/></text:span><text:span text:style-name="T10">'django.contrib.staticfiles'</text:span><text:span text:style-name="T3">,</text:span></text:p>
      <text:p text:style-name="P3"><text:span text:style-name="T3"><text:s text:c="3"/></text:span>]</text:p>
      <text:p text:style-name="P3"/>
      <text:p text:style-name="P4">Add ‘app’ at the start or top in INSTALLED_APPS.</text:p>
      <text:p text:style-name="P4"/>
      <text:p text:style-name="P5">Also, add this in the end of the file.</text:p>
      <text:p text:style-name="P3"/>
      <text:p text:style-name="P3">AUTH_USER_MODEL = <text:span text:style-name="T10">'ap</text:span><text:span text:style-name="T12">p</text:span><text:span text:style-name="T10">.User'</text:span></text:p>
      <text:p text:style-name="P3"/>
      <text:p text:style-name="P5">Now, If you have already created your database <text:span text:style-name="T17">mistakenly</text:span> then delete it <text:span text:style-name="T17">and also, delete migrations files related to the app</text:span>. You can run makemigrations and migrate. </text:p>
      <text:p text:style-name="P5"/>
      <text:p text:style-name="P10">$ python manage.py makemigrations <text:span text:style-name="T18">app</text:span></text:p>
      <text:p text:style-name="P10">$ python manage.py migrate <text:span text:style-name="T18">app</text:span></text:p>
      <text:p text:style-name="P18">$ python manage.py makemigrations</text:p>
      <text:p text:style-name="P18">$ python manage.py migrate</text:p>
      <text:p text:style-name="P5"/>
      <text:p text:style-name="P6">If you have any doubt please follow this link:</text:p>
      <text:p text:style-name="P6">L-1.</text:p>
      <text:p text:style-name="P6"><text:a xlink:type="simple" xlink:href="https://docs.djangoproject.com/en/2.1/ref/settings/#std:setting-AUTH_USER_MODEL" text:style-name="Internet_20_link" text:visited-style-name="Visited_20_Internet_20_Link">https://docs.djangoproject.com/en/2.1/ref/settings/#std:setting-AUTH_USER_MODEL</text:a></text:p>
      <text:p text:style-name="P6"/>
      <text:p text:style-name="P6">L-2.</text:p>
      <text:p text:style-name="P6"><text:a xlink:type="simple" xlink:href="https://docs.djangoproject.com/en/2.1/topics/auth/customizing/#substituting-a-custom-user-model" text:style-name="Internet_20_link" text:visited-style-name="Visited_20_Internet_20_Link">https://docs.djangoproject.com/en/2.1/topics/auth/customizing/#substituting-a-custom-user-model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27:48.036422063</meta:creation-date>
    <meta:generator>LibreOffice/5.1.6.2$Linux_X86_64 LibreOffice_project/10m0$Build-2</meta:generator>
    <dc:date>2019-02-20T19:56:38.138276584</dc:date>
    <meta:editing-duration>PT27M30S</meta:editing-duration>
    <meta:editing-cycles>14</meta:editing-cycles>
    <meta:document-statistic meta:table-count="0" meta:image-count="0" meta:object-count="0" meta:page-count="2" meta:paragraph-count="68" meta:word-count="245" meta:character-count="2426" meta:non-whitespace-character-count="2088"/>
  </office:meta>
</office:document-meta>
</file>